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02/2012 au 29/02/2012</text:p>
      <text:p text:style-name="P2"/>
      <text:p text:style-name="P2">Au cour de ce mois de février et dans le cadre de la recherche sur Generic System, j'ai participé à la réflexion et à la mise en place des différents points suivants :</text:p>
      <text:p text:style-name="P3"/>
      <text:list xml:id="list775367782" text:style-name="L1">
        <text:list-item>
          <text:p text:style-name="P4">Réflexion et mise en place du module de persistance</text:p>
          <text:list>
            <text:list-item>
              <text:p text:style-name="P4">réflexion sur le choix d'architecture entre <text:span text:style-name="T1">impl</text:span> et les différents modules (dont <text:span text:style-name="T1">persistence</text:span>),</text:p>
              <text:list>
                <text:list-item>
                  <text:p text:style-name="P4">les modules (<text:span text:style-name="T1">plugin</text:span>) ont une dépendance en <text:span text:style-name="T1">runtime</text:span> sur <text:span text:style-name="T1">impl</text:span>,</text:p>
                </text:list-item>
              </text:list>
            </text:list-item>
            <text:list-item>
              <text:p text:style-name="P4">récupération du gestionnaire d'archive de GS 2010,</text:p>
            </text:list-item>
            <text:list-item>
              <text:p text:style-name="P4">implémentation de l'algorithme de parcoure d'arbre afin de persister ce dernier,</text:p>
            </text:list-item>
            <text:list-item>
              <text:p text:style-name="P4">mise en place des tests unitaires.</text:p>
            </text:list-item>
          </text:list>
        </text:list-item>
        <text:list-item>
          <text:p text:style-name="P4">Participation à la réflexion et mise en place des caches</text:p>
          <text:list>
            <text:list-item>
              <text:p text:style-name="P4">peut-on démarrer Engine sans cache ?</text:p>
              <text:list>
                <text:list-item>
                  <text:p text:style-name="P4">Oui, mais aucune information ne peut être ajouté</text:p>
                </text:list-item>
              </text:list>
            </text:list-item>
            <text:list-item>
              <text:p text:style-name="P4">Qu'elle est la porte d'entrée : Engine ou Cache ?</text:p>
              <text:list>
                <text:list-item>
                  <text:p text:style-name="P4">Même s'il est possible de créer un Engine directement, il faut passer par la <text:span text:style-name="T1">factory</text:span> de Cache afin de pouvoir ajouter des informations</text:p>
                </text:list-item>
              </text:list>
            </text:list-item>
          </text:list>
        </text:list-item>
        <text:list-item>
          <text:p text:style-name="P4">Meilleur gestion des exceptions</text:p>
        </text:list-item>
        <text:list-item>
          <text:p text:style-name="P4">Mise en place de la persistance dans CDI</text:p>
          <text:list>
            <text:list-item>
              <text:p text:style-name="P4">si le module de <text:span text:style-name="T1">persistence </text:span><text:span text:style-name="T2">est présent alors CDI active la persistance</text:span></text:p>
            </text:list-item>
          </text:list>
        </text:list-item>
        <text:list-item>
          <text:p text:style-name="P4">Création des tests unitaires pour le flus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02-27T10:50:45</dc:date>
    <meta:editing-duration>PT3H31M33S</meta:editing-duration>
    <meta:editing-cycles>39</meta:editing-cycles>
    <meta:generator>LibreOffice/3.4$Unix LibreOffice_project/340m1$Build-502</meta:generator>
    <meta:print-date>2012-02-06T16:32:17</meta:print-date>
    <meta:document-statistic meta:table-count="0" meta:image-count="0" meta:object-count="0" meta:page-count="1" meta:paragraph-count="19" meta:word-count="204" meta:character-count="1133" meta:non-whitespace-character-count="963"/>
  </office:meta>
</office:document-meta>
</file>